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size="12pt" style:font-size-asian="12pt" style:font-size-complex="12pt"/>
    </style:style>
    <style:style style:name="P2" style:family="paragraph" style:parent-style-name="Standard">
      <style:text-properties style:font-name="Arial" fo:font-size="12pt" fo:font-weight="bold" style:font-size-asian="12pt" style:font-weight-asian="bold" style:font-size-complex="12pt" style:font-weight-complex="bold"/>
    </style:style>
    <style:style style:name="P3" style:family="paragraph" style:parent-style-name="Text_20_body">
      <style:text-properties style:font-name="Arial"/>
    </style:style>
    <style:style style:name="P4" style:family="paragraph" style:parent-style-name="Text_20_body">
      <style:paragraph-properties fo:margin-left="0cm" fo:margin-right="0cm" fo:orphans="2" fo:widows="2" fo:text-indent="0cm" style:auto-text-indent="false"/>
      <style:text-properties fo:font-variant="normal" fo:text-transform="none" fo:color="#000000" style:font-name="Arial" fo:font-size="12pt" fo:letter-spacing="normal" fo:font-style="normal" fo:font-weight="normal" style:font-size-asian="12pt" style:font-size-complex="12pt"/>
    </style:style>
    <style:style style:name="P5" style:family="paragraph" style:parent-style-name="Text_20_body" style:list-style-name="L1">
      <style:paragraph-properties fo:orphans="2" fo:widows="2"/>
      <style:text-properties style:font-name="Arial"/>
    </style:style>
    <style:style style:name="P6" style:family="paragraph" style:parent-style-name="Text_20_body" style:list-style-name="L1">
      <style:paragraph-properties fo:orphans="2" fo:widows="2"/>
      <style:text-properties style:font-name="Arial" fo:font-size="12pt" style:font-size-asian="12pt" style:font-size-complex="12pt"/>
    </style:style>
    <style:style style:name="T1" style:family="text">
      <style:text-properties fo:font-weight="bold" style:font-weight-asian="bold" style:font-weight-complex="bold"/>
    </style:style>
    <style:style style:name="T2" style:family="text">
      <style:text-properties fo:font-variant="normal" fo:text-transform="none" fo:color="#000000" fo:font-size="12pt" fo:letter-spacing="normal" fo:font-style="normal" fo:font-weight="normal" style:font-size-asian="12pt" style:font-size-complex="12pt"/>
    </style:style>
    <style:style style:name="T3" style:family="text">
      <style:text-properties fo:font-variant="normal" fo:text-transform="none" fo:color="#000000" fo:font-size="12pt" fo:letter-spacing="normal" fo:font-style="normal" fo:font-weight="bold" style:font-size-asian="12pt" style:font-weight-asian="bold" style:font-size-complex="12pt" style:font-weight-complex="bold"/>
    </style:style>
    <style:style style:name="T4" style:family="text">
      <style:text-properties fo:font-variant="normal" fo:text-transform="none" fo:color="#000000" fo:letter-spacing="normal" fo:font-style="normal" fo:font-weight="normal"/>
    </style:style>
    <style:style style:name="T5" style:family="text">
      <style:text-properties fo:font-variant="normal" fo:text-transform="none" fo:color="#000000" fo:letter-spacing="normal" fo:font-style="normal" fo:font-weight="bold" style:font-weight-asian="bold" style:font-weight-complex="bold"/>
    </style:style>
    <style:style style:name="T6" style:family="text">
      <style:text-properties fo:font-variant="normal" fo:text-transform="none" fo:color="#000000" fo:letter-spacing="normal" fo:language="de" fo:country="DE" fo:font-style="normal" fo:font-weight="normal"/>
    </style:style>
    <style:style style:name="T7" style:family="text">
      <style:text-properties fo:font-variant="normal" fo:text-transform="none" fo:color="#000000" style:font-name="Arial" fo:font-size="12pt" fo:letter-spacing="normal" fo:font-style="normal" fo:font-weight="bold" style:font-size-asian="12pt" style:font-weight-asian="bold" style:font-size-complex="12pt" style:font-weight-complex="bold"/>
    </style:style>
    <style:style style:name="T8" style:family="text">
      <style:text-properties fo:font-variant="normal" fo:text-transform="none" fo:color="#000000" style:font-name="Arial" fo:font-size="12pt" fo:letter-spacing="normal" fo:font-style="normal" fo:font-weight="normal" style:font-size-asian="12pt" style:font-size-complex="12pt"/>
    </style:style>
    <style:style style:name="T9" style:family="text">
      <style:text-properties fo:font-variant="normal" fo:text-transform="none" fo:color="#333333" fo:letter-spacing="normal" fo:font-style="normal" fo:font-weight="normal"/>
    </style:style>
    <style:style style:name="T10" style:family="text">
      <style:text-properties fo:font-variant="normal" fo:text-transform="none" fo:color="#333333" fo:letter-spacing="normal" fo:language="de" fo:country="DE" fo:font-style="normal" fo:font-weight="normal"/>
    </style:style>
    <style:style style:name="T11" style:family="text">
      <style:text-properties fo:font-variant="normal" fo:text-transform="none" fo:color="#333333" style:font-name="Arial" fo:font-size="12pt" fo:letter-spacing="normal" fo:font-style="normal" fo:font-weight="normal" style:font-size-asian="12pt" style:font-size-complex="12pt"/>
    </style:style>
    <style:style style:name="T12" style:family="text">
      <style:text-properties style:font-name="Arial" fo:font-size="12pt" fo:font-weight="bold" style:font-size-asian="12pt" style:font-weight-asian="bold" style:font-size-complex="12pt" style:font-weight-complex="bold"/>
    </style:style>
    <style:style style:name="T13" style:family="text">
      <style:text-properties style:font-name="Arial" fo:font-size="12pt" style:font-size-asian="12pt" style:font-size-complex="12pt"/>
    </style:style>
    <style:style style:name="T14" style:family="text">
      <style:text-properties fo:font-size="12pt" fo:font-weight="bold" style:font-size-asian="12pt" style:font-weight-asian="bold" style:font-size-complex="12pt" style:font-weight-complex="bold"/>
    </style:style>
    <style:style style:name="T15" style:family="text">
      <style:text-properties fo:font-size="12pt"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TLM (New Technology LAN Manager) </text:p>
      <text:p text:style-name="P1"/>
      <text:p text:style-name="P1">NTLM (New Technology LAN Manager) ist ein Challenge-Response-Authentifizierungsmechanismus, mit dem Clients ihre Identität nachweisen können, ohne dem Server ein Passwort zu übermitteln. Dies wird durch einen einzigartigen Prozess erreicht, der NTLM-Challenge genannt wird. Stellen Sie sich das als einen Austausch von Geheimcodes zwischen einem Client (wie Ihrem Computer) und einem Server (der Ressource, auf die Sie zugreifen wollen) vor.<text:line-break/><text:line-break/>Stellen Sie sich vor, Sie sind ein Spion, der eine geheime Basis betritt. Als Sie sich dem Eingang nähern, fordert Sie ein Wächter (der Server) mit einem Rätsel heraus, das nur autorisierte Agenten lösen können. Sie lösen das Rätsel (mit einer gehashten Version Ihres Passworts) und geben die Antwort. Der Wachmann, der die richtige Antwort bereits kennt, prüft, ob Ihre Antwort übereinstimmt. Ist dies der Fall, wird Ihnen der Zugang gewährt, ohne dass Sie Ihr eigentliches Passwort preisgeben müssen. Diese intelligente Interaktion, die als NTLM-Challenge bekannt ist, schützt Ihr Kennwort vor potenziellen Abhörern und beweist gleichzeitig Ihre Identität gegenüber dem Server.<text:line-break/><text:line-break/><text:span text:style-name="T1">NTLM Protocol Steps</text:span><text:line-break/><text:line-break/>Um die Identität eines Netzwerkbenutzers zu überprüfen, verwendet NTLM ein Challenge-Response-Protokoll. Dazu müssen der Client und der Host zunächst die folgenden Schritte ausführen:</text:p>
      <text:p text:style-name="P1"/>
      <text:p text:style-name="P3"><text:span text:style-name="Strong_20_Emphasis"><text:span text:style-name="T2">Types of NTLM</text:span></text:span></text:p>
      <text:p text:style-name="P4">There are two types of NTLM: interactive and non-interactive.</text:p>
      <text:p text:style-name="P4"/>
      <text:list xml:id="list7006339796681431025" text:style-name="L1">
        <text:list-header>
          <text:p text:style-name="P5"><text:span text:style-name="T3">-Interactive NTLM authentication:</text:span><text:span text:style-name="T2"> </text:span><text:bookmark text:name="tw-target-text"/><text:span text:style-name="T6">Für die interaktive Authentifizierung muss ein Client (die Authentifizierungsanforderung) mit dem Domänencontroller interagieren, in dem das Kennwort des Benutzers gespeichert ist.</text:span></text:p>
          <text:p text:style-name="P6"><text:span text:style-name="T9"/></text:p>
        </text:list-header>
        <text:list-item>
          <text:p text:style-name="P5"><text:span text:style-name="T14">-Non-Interactive NTLM authentication:</text:span><text:span text:style-name="T15"> </text:span><text:bookmark text:name="tw-target-text1"/><text:span text:style-name="T10">Die nicht interaktive Authentifizierung ermöglicht einem bereits angemeldeten Benutzer den Zugriff auf eine Ressource, beispielsweise eine Serveranwendung. Dabei handelt es sich in der Regel um drei Systeme: einen Server, einen Client und einen Domänencontroller, der die Authentifizierung im Namen des Servers durchführt.</text:span></text:p>
        </text:list-item>
      </text:list>
      <text:p text:style-name="P1"/>
      <text:p text:style-name="P1">Der Unterschied zwischen interaktiver und nicht-interaktiver Authentifizierung besteht darin, dass der Benutzer bei der nicht-interaktiven Authentifizierung keine Anmeldedaten eingeben muss, wenn er auf eine Ressource (z. B. einen E-Mail-Server) zugreift, da die Anmeldedaten bereits eingegeben worden si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244cm" fo:margin-bottom="1.997cm" fo:margin-left="1.058cm" fo:margin-right="1.05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0M24S</meta:editing-duration>
    <meta:editing-cycles>7</meta:editing-cycles>
    <meta:generator>OpenOffice/4.1.14$Win32 OpenOffice.org_project/4114m1$Build-9811</meta:generator>
    <dc:date>2023-11-27T10:06:55.63</dc:date>
    <dc:creator>kaos sevdalisi</dc:creator>
    <meta:document-statistic meta:table-count="0" meta:image-count="0" meta:object-count="0" meta:page-count="1" meta:paragraph-count="7" meta:word-count="311" meta:character-count="2319"/>
    <meta:user-defined meta:name="Info 1"/>
    <meta:user-defined meta:name="Info 2"/>
    <meta:user-defined meta:name="Info 3"/>
    <meta:user-defined meta:name="Info 4"/>
  </office:meta>
</office:document-meta>
</file>